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9999"/>
      <style:text-properties fo:color="#c9211e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81aca6"/>
    </style:style>
    <style:style style:name="ce5" style:family="table-cell" style:parent-style-name="Default">
      <style:table-cell-properties fo:background-color="#158466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6f9d4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#8e86ae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bf0041"/>
    </style: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468a1a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800080"/>
    </style:style>
    <style:style style:name="ce19" style:family="table-cell" style:parent-style-name="Default">
      <style:table-cell-properties fo:background-color="#ec9ba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" table:style-name="ta1">
        <table:shapes>
          <draw:frame draw:z-index="0" draw:style-name="gr1" draw:text-style-name="P1" svg:width="1048.34pt" svg:height="471.06pt" svg:x="429.9pt" svg:y="33.22pt">
            <draw:object draw:notify-on-update-of-ranges="Compar.A18:Compar.B18 Compar.H18:Compar.H18 Compar.A35:Compar.B35 Compar.H35:Compar.H35 Compar.A52:Compar.B52 Compar.H52:Compar.H52 Compar.A65:Compar.B65 Compar.H65:Compar.H65 Compar.A82:Compar.B82 Compar.H82:Compar.H82 Compar.A99:Compar.B99 Compar.H99:Compar.H99 Compar.A116:Compar.B116 Compar.H116:Compar.H116 Compar.A133:Compar.B133 Compar.H133:Compar.H133 Compar.A150:Compar.B150 Compar.H150:Compar.H150 Compar.A167:Compar.B167 Compar.H167:Compar.H167 Compar.A179:Compar.B179 Compar.H179:Compar.H179 Compar.A213:Compar.B213 Compar.H213:Compar.H2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39" table:default-cell-style-name="ce1"/>
        <table:table-column table:style-name="co2" table:number-columns-repeated="979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TTC LIDAR</text:p>
          </table:table-cell>
          <table:table-cell office:value-type="string" calcext:value-type="string">
            <text:p>TTC CAMER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AVG at All Frames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4.0983" calcext:value-type="float">
            <text:p>14.0983</text:p>
          </table:table-cell>
          <table:table-cell office:value-type="float" office:value="1.48408" calcext:value-type="float">
            <text:p>1.4840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4.091" calcext:value-type="float">
            <text:p>14.091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.20818" calcext:value-type="float">
            <text:p>1.2081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4.4781" calcext:value-type="float">
            <text:p>14.4781</text:p>
          </table:table-cell>
          <table:table-cell office:value-type="float" office:value="2.21132" calcext:value-type="float">
            <text:p>2.2113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6.7468" calcext:value-type="float">
            <text:p>16.7468</text:p>
          </table:table-cell>
          <table:table-cell office:value-type="float" office:value="0.838524" calcext:value-type="float">
            <text:p>0.83852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.18879" calcext:value-type="float">
            <text:p>1.1887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5.3448" calcext:value-type="float">
            <text:p>15.3448</text:p>
          </table:table-cell>
          <table:table-cell office:value-type="float" office:value="3.36044" calcext:value-type="float">
            <text:p>3.36044</text:p>
          </table:table-cell>
          <table:table-cell office:value-type="float" office:value="8" calcext:value-type="float">
            <text:p>8</text:p>
          </table:table-cell>
          <table:table-cell table:number-columns-repeated="39"/>
          <table:table-cell table:style-name="ce17" table:number-columns-repeated="979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4.1379" calcext:value-type="float">
            <text:p>14.1379</text:p>
          </table:table-cell>
          <table:table-cell office:value-type="float" office:value="1.01381" calcext:value-type="float">
            <text:p>1.0138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0.815652" calcext:value-type="float">
            <text:p>0.81565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string" calcext:value-type="string">
            <text:p>AKAZE</text:p>
          </table:table-cell>
          <table:table-cell table:style-name="ce1" office:value-type="float" office:value="11.1746" calcext:value-type="float">
            <text:p>11.1746</text:p>
          </table:table-cell>
          <table:table-cell table:style-name="ce1" office:value-type="float" office:value="11.5483" calcext:value-type="float">
            <text:p>11.5483</text:p>
          </table:table-cell>
          <table:table-cell table:style-name="ce1" office:value-type="float" office:value="0.373644" calcext:value-type="float">
            <text:p>0.37364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0.674506" calcext:value-type="float">
            <text:p>0.67450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0554" calcext:value-type="float">
            <text:p>11.0554</text:p>
          </table:table-cell>
          <table:table-cell office:value-type="float" office:value="2.09557" calcext:value-type="float">
            <text:p>2.0955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1.2852" calcext:value-type="float">
            <text:p>11.2852</text:p>
          </table:table-cell>
          <table:table-cell office:value-type="float" office:value="1.32083" calcext:value-type="float">
            <text:p>1.3208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0.5845" calcext:value-type="float">
            <text:p>10.5845</text:p>
          </table:table-cell>
          <table:table-cell office:value-type="float" office:value="0.985867" calcext:value-type="float">
            <text:p>0.98586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0.1989" calcext:value-type="float">
            <text:p>10.1989</text:p>
          </table:table-cell>
          <table:table-cell office:value-type="float" office:value="1.62535" calcext:value-type="float">
            <text:p>1.6253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9.81256" calcext:value-type="float">
            <text:p>9.81256</text:p>
          </table:table-cell>
          <table:table-cell office:value-type="float" office:value="0.296389" calcext:value-type="float">
            <text:p>0.296389</text:p>
          </table:table-cell>
          <table:table-cell office:value-type="float" office:value="17" calcext:value-type="float">
            <text:p>17</text:p>
          </table:table-cell>
          <table:table-cell table:number-columns-repeated="39"/>
          <table:table-cell table:style-name="ce8" table:number-columns-repeated="979"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9.06452" calcext:value-type="float">
            <text:p>9.06452</text:p>
          </table:table-cell>
          <table:table-cell office:value-type="float" office:value="0.482057" calcext:value-type="float">
            <text:p>0.48205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AKAZE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8.9739" calcext:value-type="float">
            <text:p>8.9739</text:p>
          </table:table-cell>
          <table:table-cell table:style-name="ce2" office:value-type="float" office:value="0.575094" calcext:value-type="float">
            <text:p>0.575094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2:.E18])" office:value-type="float" office:value="1.20882958823529" calcext:value-type="float">
            <text:p>1.20882958823529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6.8618" calcext:value-type="float">
            <text:p>16.8618</text:p>
          </table:table-cell>
          <table:table-cell office:value-type="float" office:value="4.2476" calcext:value-type="float">
            <text:p>4.247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4.091" calcext:value-type="float">
            <text:p>14.091</text:p>
          </table:table-cell>
          <table:table-cell office:value-type="float" office:value="11.6672" calcext:value-type="float">
            <text:p>11.6672</text:p>
          </table:table-cell>
          <table:table-cell office:value-type="float" office:value="2.42379" calcext:value-type="float">
            <text:p>2.4237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20.5725" calcext:value-type="float">
            <text:p>20.5725</text:p>
          </table:table-cell>
          <table:table-cell office:value-type="float" office:value="3.88311" calcext:value-type="float">
            <text:p>3.8831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9.7052" calcext:value-type="float">
            <text:p>19.7052</text:p>
          </table:table-cell>
          <table:table-cell office:value-type="float" office:value="3.79695" calcext:value-type="float">
            <text:p>3.7969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7.5642" calcext:value-type="float">
            <text:p>17.5642</text:p>
          </table:table-cell>
          <table:table-cell office:value-type="float" office:value="4.88549" calcext:value-type="float">
            <text:p>4.8854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5.5809" calcext:value-type="float">
            <text:p>15.5809</text:p>
          </table:table-cell>
          <table:table-cell office:value-type="float" office:value="3.5965" calcext:value-type="float">
            <text:p>3.596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8.7451" calcext:value-type="float">
            <text:p>18.7451</text:p>
          </table:table-cell>
          <table:table-cell office:value-type="float" office:value="5.62094" calcext:value-type="float">
            <text:p>5.6209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5.4585" calcext:value-type="float">
            <text:p>15.4585</text:p>
          </table:table-cell>
          <table:table-cell office:value-type="float" office:value="2.43438" calcext:value-type="float">
            <text:p>2.4343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1.4809" calcext:value-type="float">
            <text:p>11.4809</text:p>
          </table:table-cell>
          <table:table-cell office:value-type="float" office:value="0.306308" calcext:value-type="float">
            <text:p>0.30630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3.3636" calcext:value-type="float">
            <text:p>13.3636</text:p>
          </table:table-cell>
          <table:table-cell office:value-type="float" office:value="0.555024" calcext:value-type="float">
            <text:p>0.55502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4.3071" calcext:value-type="float">
            <text:p>14.3071</text:p>
          </table:table-cell>
          <table:table-cell office:value-type="float" office:value="5.34729" calcext:value-type="float">
            <text:p>5.34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2.36225" calcext:value-type="float">
            <text:p>2.3622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.34706" calcext:value-type="float">
            <text:p>1.3470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1.6289" calcext:value-type="float">
            <text:p>11.6289</text:p>
          </table:table-cell>
          <table:table-cell office:value-type="float" office:value="3.05541" calcext:value-type="float">
            <text:p>3.0554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2.1739" calcext:value-type="float">
            <text:p>12.1739</text:p>
          </table:table-cell>
          <table:table-cell office:value-type="float" office:value="2.65772" calcext:value-type="float">
            <text:p>2.6577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1.3792" calcext:value-type="float">
            <text:p>11.3792</text:p>
          </table:table-cell>
          <table:table-cell office:value-type="float" office:value="1.83263" calcext:value-type="float">
            <text:p>1.8326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10.7022" calcext:value-type="float">
            <text:p>10.7022</text:p>
          </table:table-cell>
          <table:table-cell table:style-name="ce2" office:value-type="float" office:value="2.30337" calcext:value-type="float">
            <text:p>2.30337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9:.E35])" office:value-type="float" office:value="2.97975423529412" calcext:value-type="float">
            <text:p>2.97975423529412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0.6351" calcext:value-type="float">
            <text:p>10.6351</text:p>
          </table:table-cell>
          <table:table-cell office:value-type="float" office:value="1.97913" calcext:value-type="float">
            <text:p>1.9791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.091" calcext:value-type="float">
            <text:p>14.091</text:p>
          </table:table-cell>
          <table:table-cell office:value-type="float" office:value="12.7705" calcext:value-type="float">
            <text:p>12.7705</text:p>
          </table:table-cell>
          <table:table-cell office:value-type="float" office:value="1.32055" calcext:value-type="float">
            <text:p>1.3205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3.6141" calcext:value-type="float">
            <text:p>13.6141</text:p>
          </table:table-cell>
          <table:table-cell office:value-type="float" office:value="3.07531" calcext:value-type="float">
            <text:p>3.07531</text:p>
          </table:table-cell>
          <table:table-cell office:value-type="float" office:value="5" calcext:value-type="float">
            <text:p>5</text:p>
          </table:table-cell>
          <table:table-cell table:number-columns-repeated="39"/>
          <table:table-cell table:style-name="ce12" table:number-columns-repeated="97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8.805" calcext:value-type="float">
            <text:p>18.805</text:p>
          </table:table-cell>
          <table:table-cell office:value-type="float" office:value="2.89677" calcext:value-type="float">
            <text:p>2.8967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3.5019" calcext:value-type="float">
            <text:p>13.5019</text:p>
          </table:table-cell>
          <table:table-cell office:value-type="float" office:value="0.823175" calcext:value-type="float">
            <text:p>0.823175</text:p>
          </table:table-cell>
          <table:table-cell office:value-type="float" office:value="7" calcext:value-type="float">
            <text:p>7</text:p>
          </table:table-cell>
          <table:table-cell table:number-columns-repeated="39"/>
          <table:table-cell table:style-name="ce9" table:number-columns-repeated="97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2.075" calcext:value-type="float">
            <text:p>12.075</text:p>
          </table:table-cell>
          <table:table-cell office:value-type="float" office:value="0.0906496" calcext:value-type="float">
            <text:p>0.090649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2.0107" calcext:value-type="float">
            <text:p>12.0107</text:p>
          </table:table-cell>
          <table:table-cell office:value-type="float" office:value="1.11343" calcext:value-type="float">
            <text:p>1.1134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2.3427" calcext:value-type="float">
            <text:p>12.3427</text:p>
          </table:table-cell>
          <table:table-cell office:value-type="float" office:value="0.681433" calcext:value-type="float">
            <text:p>0.68143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2.5213" calcext:value-type="float">
            <text:p>12.5213</text:p>
          </table:table-cell>
          <table:table-cell office:value-type="float" office:value="1.34665" calcext:value-type="float">
            <text:p>1.3466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4.2159" calcext:value-type="float">
            <text:p>14.2159</text:p>
          </table:table-cell>
          <table:table-cell office:value-type="float" office:value="1.40729" calcext:value-type="float">
            <text:p>1.4072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0543" calcext:value-type="float">
            <text:p>11.0543</text:p>
          </table:table-cell>
          <table:table-cell office:value-type="float" office:value="2.09456" calcext:value-type="float">
            <text:p>2.0945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2.0558" calcext:value-type="float">
            <text:p>12.0558</text:p>
          </table:table-cell>
          <table:table-cell office:value-type="float" office:value="2.09139" calcext:value-type="float">
            <text:p>2.0913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1.7063" calcext:value-type="float">
            <text:p>11.7063</text:p>
          </table:table-cell>
          <table:table-cell office:value-type="float" office:value="2.10766" calcext:value-type="float">
            <text:p>2.1076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1.5866" calcext:value-type="float">
            <text:p>11.5866</text:p>
          </table:table-cell>
          <table:table-cell office:value-type="float" office:value="3.01306" calcext:value-type="float">
            <text:p>3.0130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1.7158" calcext:value-type="float">
            <text:p>11.7158</text:p>
          </table:table-cell>
          <table:table-cell office:value-type="float" office:value="2.19959" calcext:value-type="float">
            <text:p>2.1995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7.56242" calcext:value-type="float">
            <text:p>7.56242</text:p>
          </table:table-cell>
          <table:table-cell office:value-type="float" office:value="1.98416" calcext:value-type="float">
            <text:p>1.9841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11.0839" calcext:value-type="float">
            <text:p>11.0839</text:p>
          </table:table-cell>
          <table:table-cell table:style-name="ce2" office:value-type="float" office:value="2.68514" calcext:value-type="float">
            <text:p>2.68514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36:.E52])" office:value-type="float" office:value="1.81823221176471" calcext:value-type="float">
            <text:p>1.81823221176471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1.6061" calcext:value-type="float">
            <text:p>1.606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1.3951" calcext:value-type="float">
            <text:p>11.3951</text:p>
          </table:table-cell>
          <table:table-cell office:value-type="float" office:value="5.29424" calcext:value-type="float">
            <text:p>5.2942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19.475" calcext:value-type="float">
            <text:p>19.47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5.2483" calcext:value-type="float">
            <text:p>15.2483</text:p>
          </table:table-cell>
          <table:table-cell office:value-type="float" office:value="2.56955" calcext:value-type="float">
            <text:p>2.5695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4.2744" calcext:value-type="float">
            <text:p>14.2744</text:p>
          </table:table-cell>
          <table:table-cell office:value-type="float" office:value="2.29005" calcext:value-type="float">
            <text:p>2.2900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BRIEF</text:p>
          </table:table-cell>
          <table:table-cell table:style-name="ce3" office:value-type="float" office:value="13.1241" calcext:value-type="float">
            <text:p>13.1241</text:p>
          </table:table-cell>
          <table:table-cell table:style-name="ce3" office:value-type="float" office:value="13.5704" calcext:value-type="float">
            <text:p>13.5704</text:p>
          </table:table-cell>
          <table:table-cell table:style-name="ce3" office:value-type="float" office:value="0.446298" calcext:value-type="float">
            <text:p>0.44629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85939" calcext:value-type="float">
            <text:p>2.85939</text:p>
          </table:table-cell>
          <table:table-cell office:value-type="float" office:value="10.1647" calcext:value-type="float">
            <text:p>10.1647</text:p>
          </table:table-cell>
          <table:table-cell office:value-type="float" office:value="10" calcext:value-type="float">
            <text:p>10</text:p>
          </table:table-cell>
          <table:table-cell table:number-columns-repeated="39"/>
          <table:table-cell table:style-name="ce14" table:number-columns-repeated="979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1.6702" calcext:value-type="float">
            <text:p>11.6702</text:p>
          </table:table-cell>
          <table:table-cell office:value-type="float" office:value="1.13837" calcext:value-type="float">
            <text:p>1.1383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2.73503" calcext:value-type="float">
            <text:p>2.7350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284.161" calcext:value-type="float">
            <text:p>284.161</text:p>
          </table:table-cell>
          <table:table-cell office:value-type="float" office:value="274.197" calcext:value-type="float">
            <text:p>274.19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5.55228" calcext:value-type="float">
            <text:p>5.55228</text:p>
          </table:table-cell>
          <table:table-cell office:value-type="float" office:value="4.04635" calcext:value-type="float">
            <text:p>4.0463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6.7641" calcext:value-type="float">
            <text:p>6.7641</text:p>
          </table:table-cell>
          <table:table-cell office:value-type="float" office:value="2.75207" calcext:value-type="float">
            <text:p>2.7520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9.54658" calcext:value-type="float">
            <text:p>9.54658</text:p>
          </table:table-cell>
          <table:table-cell table:style-name="ce2" office:value-type="float" office:value="12.5848" calcext:value-type="float">
            <text:p>12.5848</text:p>
          </table:table-cell>
          <table:table-cell table:style-name="ce2" office:value-type="float" office:value="3.03826" calcext:value-type="float">
            <text:p>3.03826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table:formula="of:=AVERAGE([.E53:.E65])" office:value-type="float" office:value="25.3656167692308" calcext:value-type="float">
            <text:p>25.3656167692308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47.92" calcext:value-type="float">
            <text:p>47.92</text:p>
          </table:table-cell>
          <table:table-cell office:value-type="float" office:value="35.3057" calcext:value-type="float">
            <text:p>35.305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4.091" calcext:value-type="float">
            <text:p>14.091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89.574" calcext:value-type="float">
            <text:p>89.57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4.0679" calcext:value-type="float">
            <text:p>14.0679</text:p>
          </table:table-cell>
          <table:table-cell office:value-type="float" office:value="2.62154" calcext:value-type="float">
            <text:p>2.6215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6.9843" calcext:value-type="float">
            <text:p>6.984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5.1309" calcext:value-type="float">
            <text:p>15.1309</text:p>
          </table:table-cell>
          <table:table-cell office:value-type="float" office:value="2.4522" calcext:value-type="float">
            <text:p>2.4522</text:p>
          </table:table-cell>
          <table:table-cell office:value-type="float" office:value="7" calcext:value-type="float">
            <text:p>7</text:p>
          </table:table-cell>
          <table:table-cell table:number-columns-repeated="39"/>
          <table:table-cell table:style-name="ce18" table:number-columns-repeated="97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43.2132" calcext:value-type="float">
            <text:p>43.213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63.6354" calcext:value-type="float">
            <text:p>63.635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57.6904" calcext:value-type="float">
            <text:p>57.690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5.08786" calcext:value-type="float">
            <text:p>5.0878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4.63666" calcext:value-type="float">
            <text:p>4.6366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4.1185" calcext:value-type="float">
            <text:p>14.1185</text:p>
          </table:table-cell>
          <table:table-cell office:value-type="float" office:value="5.15872" calcext:value-type="float">
            <text:p>5.1587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3.301" calcext:value-type="float">
            <text:p>13.301</text:p>
          </table:table-cell>
          <table:table-cell office:value-type="float" office:value="3.33665" calcext:value-type="float">
            <text:p>3.3366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0.114449" calcext:value-type="float">
            <text:p>0.11444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style-name="ce4" office:value-type="string" calcext:value-type="string">
            <text:p>BRIEF</text:p>
          </table:table-cell>
          <table:table-cell table:style-name="ce4" office:value-type="float" office:value="8.57352" calcext:value-type="float">
            <text:p>8.57352</text:p>
          </table:table-cell>
          <table:table-cell table:style-name="ce4" office:value-type="float" office:value="8.816" calcext:value-type="float">
            <text:p>8.816</text:p>
          </table:table-cell>
          <table:table-cell table:style-name="ce4" office:value-type="float" office:value="0.242472" calcext:value-type="float">
            <text:p>0.24247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.46419" calcext:value-type="float">
            <text:p>1.46419</text:p>
          </table:table-cell>
          <table:table-cell office:value-type="float" office:value="17" calcext:value-type="float">
            <text:p>17</text:p>
          </table:table-cell>
          <table:table-cell table:number-columns-repeated="39"/>
          <table:table-cell table:style-name="ce3" table:number-columns-repeated="979"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3.442" calcext:value-type="float">
            <text:p>13.442</text:p>
          </table:table-cell>
          <table:table-cell office:value-type="float" office:value="3.89542" calcext:value-type="float">
            <text:p>3.89542</text:p>
          </table:table-cell>
          <table:table-cell office:value-type="float" office:value="18" calcext:value-type="float">
            <text:p>18</text:p>
          </table:table-cell>
          <table:table-cell table:number-columns-repeated="39"/>
          <table:table-cell table:style-name="ce3" table:number-columns-repeated="979"/>
        </table:table-row>
        <table:table-row table:style-name="ro1"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18.4392" calcext:value-type="float">
            <text:p>18.4392</text:p>
          </table:table-cell>
          <table:table-cell table:style-name="ce2" office:value-type="float" office:value="10.0404" calcext:value-type="float">
            <text:p>10.0404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66:.E82])" office:value-type="float" office:value="19.7325624117647" calcext:value-type="float">
            <text:p>19.7325624117647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3.8102" calcext:value-type="float">
            <text:p>13.8102</text:p>
          </table:table-cell>
          <table:table-cell office:value-type="float" office:value="1.19596" calcext:value-type="float">
            <text:p>1.1959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4.091" calcext:value-type="float">
            <text:p>14.091</text:p>
          </table:table-cell>
          <table:table-cell office:value-type="float" office:value="11.712" calcext:value-type="float">
            <text:p>11.712</text:p>
          </table:table-cell>
          <table:table-cell office:value-type="float" office:value="2.379" calcext:value-type="float">
            <text:p>2.37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3.6007" calcext:value-type="float">
            <text:p>13.6007</text:p>
          </table:table-cell>
          <table:table-cell office:value-type="float" office:value="3.08865" calcext:value-type="float">
            <text:p>3.0886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2.3" calcext:value-type="float">
            <text:p>12.3</text:p>
          </table:table-cell>
          <table:table-cell office:value-type="float" office:value="3.60823" calcext:value-type="float">
            <text:p>3.6082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0.591609" calcext:value-type="float">
            <text:p>0.59160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21.3301" calcext:value-type="float">
            <text:p>21.3301</text:p>
          </table:table-cell>
          <table:table-cell office:value-type="float" office:value="9.34575" calcext:value-type="float">
            <text:p>9.3457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0.604197" calcext:value-type="float">
            <text:p>0.60419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.41639" calcext:value-type="float">
            <text:p>1.4163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3.6717" calcext:value-type="float">
            <text:p>13.6717</text:p>
          </table:table-cell>
          <table:table-cell office:value-type="float" office:value="2.49701" calcext:value-type="float">
            <text:p>2.4970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.02808" calcext:value-type="float">
            <text:p>1.02808</text:p>
          </table:table-cell>
          <table:table-cell office:value-type="float" office:value="12" calcext:value-type="float">
            <text:p>12</text:p>
          </table:table-cell>
          <table:table-cell table:number-columns-repeated="39"/>
          <table:table-cell table:style-name="ce1" table:number-columns-repeated="979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7604" calcext:value-type="float">
            <text:p>11.7604</text:p>
          </table:table-cell>
          <table:table-cell office:value-type="float" office:value="2.80058" calcext:value-type="float">
            <text:p>2.8005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1.7506" calcext:value-type="float">
            <text:p>11.7506</text:p>
          </table:table-cell>
          <table:table-cell office:value-type="float" office:value="1.78625" calcext:value-type="float">
            <text:p>1.7862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2.0538" calcext:value-type="float">
            <text:p>2.053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2.72181" calcext:value-type="float">
            <text:p>2.7218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1.5174" calcext:value-type="float">
            <text:p>11.5174</text:p>
          </table:table-cell>
          <table:table-cell office:value-type="float" office:value="2.00119" calcext:value-type="float">
            <text:p>2.0011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.64029" calcext:value-type="float">
            <text:p>1.6402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7.96101" calcext:value-type="float">
            <text:p>7.96101</text:p>
          </table:table-cell>
          <table:table-cell table:style-name="ce2" office:value-type="float" office:value="0.437791" calcext:value-type="float">
            <text:p>0.437791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83:.E99])" office:value-type="float" office:value="2.30568158823529" calcext:value-type="float">
            <text:p>2.30568158823529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4.2363" calcext:value-type="float">
            <text:p>14.2363</text:p>
          </table:table-cell>
          <table:table-cell office:value-type="float" office:value="1.62204" calcext:value-type="float">
            <text:p>1.62204</text:p>
          </table:table-cell>
          <table:table-cell office:value-type="float" office:value="3" calcext:value-type="float">
            <text:p>3</text:p>
          </table:table-cell>
          <table:table-cell table:number-columns-repeated="39"/>
          <table:table-cell table:style-name="ce5" table:number-columns-repeated="97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4.091" calcext:value-type="float">
            <text:p>14.091</text:p>
          </table:table-cell>
          <table:table-cell office:value-type="float" office:value="15.0722" calcext:value-type="float">
            <text:p>15.0722</text:p>
          </table:table-cell>
          <table:table-cell office:value-type="float" office:value="0.981234" calcext:value-type="float">
            <text:p>0.98123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21.3098" calcext:value-type="float">
            <text:p>21.3098</text:p>
          </table:table-cell>
          <table:table-cell office:value-type="float" office:value="4.62038" calcext:value-type="float">
            <text:p>4.6203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3.6004" calcext:value-type="float">
            <text:p>13.6004</text:p>
          </table:table-cell>
          <table:table-cell office:value-type="float" office:value="2.30785" calcext:value-type="float">
            <text:p>2.30785</text:p>
          </table:table-cell>
          <table:table-cell office:value-type="float" office:value="6" calcext:value-type="float">
            <text:p>6</text:p>
          </table:table-cell>
          <table:table-cell table:number-columns-repeated="39"/>
          <table:table-cell table:style-name="ce1" table:number-columns-repeated="97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0.133622" calcext:value-type="float">
            <text:p>0.13362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4.5792" calcext:value-type="float">
            <text:p>14.5792</text:p>
          </table:table-cell>
          <table:table-cell office:value-type="float" office:value="2.59484" calcext:value-type="float">
            <text:p>2.5948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5.2578" calcext:value-type="float">
            <text:p>15.2578</text:p>
          </table:table-cell>
          <table:table-cell office:value-type="float" office:value="2.1337" calcext:value-type="float">
            <text:p>2.133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FT</text:p>
          </table:table-cell>
          <table:table-cell table:style-name="ce5" office:value-type="string" calcext:value-type="string">
            <text:p>BRIEF</text:p>
          </table:table-cell>
          <table:table-cell table:style-name="ce5" office:value-type="float" office:value="13.0241" calcext:value-type="float">
            <text:p>13.0241</text:p>
          </table:table-cell>
          <table:table-cell table:style-name="ce5" office:value-type="float" office:value="13.0446" calcext:value-type="float">
            <text:p>13.0446</text:p>
          </table:table-cell>
          <table:table-cell table:style-name="ce5" office:value-type="float" office:value="0.020501" calcext:value-type="float">
            <text:p>0.0205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0.8649" calcext:value-type="float">
            <text:p>0.864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IFT</text:p>
          </table:table-cell>
          <table:table-cell table:style-name="ce6" office:value-type="string" calcext:value-type="string">
            <text:p>BRIEF</text:p>
          </table:table-cell>
          <table:table-cell table:style-name="ce6" office:value-type="float" office:value="12.8086" calcext:value-type="float">
            <text:p>12.8086</text:p>
          </table:table-cell>
          <table:table-cell table:style-name="ce6" office:value-type="float" office:value="13.0488" calcext:value-type="float">
            <text:p>13.0488</text:p>
          </table:table-cell>
          <table:table-cell table:style-name="ce6" office:value-type="float" office:value="0.240237" calcext:value-type="float">
            <text:p>0.240237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IFT</text:p>
          </table:table-cell>
          <table:table-cell table:style-name="ce7" office:value-type="string" calcext:value-type="string">
            <text:p>BRIEF</text:p>
          </table:table-cell>
          <table:table-cell table:style-name="ce7" office:value-type="float" office:value="8.95978" calcext:value-type="float">
            <text:p>8.95978</text:p>
          </table:table-cell>
          <table:table-cell table:style-name="ce7" office:value-type="float" office:value="9.86362" calcext:value-type="float">
            <text:p>9.86362</text:p>
          </table:table-cell>
          <table:table-cell table:style-name="ce7" office:value-type="float" office:value="0.903838" calcext:value-type="float">
            <text:p>0.903838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0.1282" calcext:value-type="float">
            <text:p>10.1282</text:p>
          </table:table-cell>
          <table:table-cell office:value-type="float" office:value="0.163821" calcext:value-type="float">
            <text:p>0.16382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9.26825" calcext:value-type="float">
            <text:p>9.26825</text:p>
          </table:table-cell>
          <table:table-cell office:value-type="float" office:value="0.330384" calcext:value-type="float">
            <text:p>0.33038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9.99448" calcext:value-type="float">
            <text:p>9.99448</text:p>
          </table:table-cell>
          <table:table-cell office:value-type="float" office:value="1.42095" calcext:value-type="float">
            <text:p>1.42095</text:p>
          </table:table-cell>
          <table:table-cell office:value-type="float" office:value="16" calcext:value-type="float">
            <text:p>16</text:p>
          </table:table-cell>
          <table:table-cell table:number-columns-repeated="39"/>
          <table:table-cell table:style-name="ce13" table:number-columns-repeated="979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9.06875" calcext:value-type="float">
            <text:p>9.06875</text:p>
          </table:table-cell>
          <table:table-cell office:value-type="float" office:value="0.447425" calcext:value-type="float">
            <text:p>0.44742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8.94616" calcext:value-type="float">
            <text:p>8.94616</text:p>
          </table:table-cell>
          <table:table-cell office:value-type="float" office:value="0.600421" calcext:value-type="float">
            <text:p>0.60042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F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9.23255" calcext:value-type="float">
            <text:p>9.23255</text:p>
          </table:table-cell>
          <table:table-cell table:style-name="ce2" office:value-type="float" office:value="0.833749" calcext:value-type="float">
            <text:p>0.833749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00:.E116])" office:value-type="float" office:value="1.18940541176471" calcext:value-type="float">
            <text:p>1.18940541176471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4.559" calcext:value-type="float">
            <text:p>14.559</text:p>
          </table:table-cell>
          <table:table-cell office:value-type="float" office:value="1.94475" calcext:value-type="float">
            <text:p>1.9447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KAZE</text:p>
          </table:table-cell>
          <table:table-cell table:style-name="ce8" office:value-type="string" calcext:value-type="string">
            <text:p>ORB</text:p>
          </table:table-cell>
          <table:table-cell table:style-name="ce8" office:value-type="float" office:value="14.091" calcext:value-type="float">
            <text:p>14.091</text:p>
          </table:table-cell>
          <table:table-cell table:style-name="ce8" office:value-type="float" office:value="13.3159" calcext:value-type="float">
            <text:p>13.3159</text:p>
          </table:table-cell>
          <table:table-cell table:style-name="ce8" office:value-type="float" office:value="0.775135" calcext:value-type="float">
            <text:p>0.77513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2.31044" calcext:value-type="float">
            <text:p>2.3104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KAZE</text:p>
          </table:table-cell>
          <table:table-cell table:style-name="ce9" office:value-type="string" calcext:value-type="string">
            <text:p>ORB</text:p>
          </table:table-cell>
          <table:table-cell table:style-name="ce9" office:value-type="float" office:value="15.9082" calcext:value-type="float">
            <text:p>15.9082</text:p>
          </table:table-cell>
          <table:table-cell table:style-name="ce9" office:value-type="float" office:value="15.578" calcext:value-type="float">
            <text:p>15.578</text:p>
          </table:table-cell>
          <table:table-cell table:style-name="ce9" office:value-type="float" office:value="0.330248" calcext:value-type="float">
            <text:p>0.33024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1.09979" calcext:value-type="float">
            <text:p>1.0997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5.6235" calcext:value-type="float">
            <text:p>15.6235</text:p>
          </table:table-cell>
          <table:table-cell office:value-type="float" office:value="3.63914" calcext:value-type="float">
            <text:p>3.6391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1.06494" calcext:value-type="float">
            <text:p>1.0649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float" office:value="13.0241" calcext:value-type="float">
            <text:p>13.0241</text:p>
          </table:table-cell>
          <table:table-cell table:style-name="ce1" office:value-type="float" office:value="13.4444" calcext:value-type="float">
            <text:p>13.4444</text:p>
          </table:table-cell>
          <table:table-cell table:style-name="ce1" office:value-type="float" office:value="0.420329" calcext:value-type="float">
            <text:p>0.42032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9"/>
          <table:table-cell table:style-name="ce6" table:number-columns-repeated="979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1.752" calcext:value-type="float">
            <text:p>11.752</text:p>
          </table:table-cell>
          <table:table-cell office:value-type="float" office:value="0.577339" calcext:value-type="float">
            <text:p>0.57733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0.396523" calcext:value-type="float">
            <text:p>0.39652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5441" calcext:value-type="float">
            <text:p>11.5441</text:p>
          </table:table-cell>
          <table:table-cell office:value-type="float" office:value="2.58432" calcext:value-type="float">
            <text:p>2.5843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9.96439" calcext:value-type="float">
            <text:p>9.96439</text:p>
          </table:table-cell>
          <table:table-cell table:style-name="ce10" office:value-type="float" office:value="9.98404" calcext:value-type="float">
            <text:p>9.98404</text:p>
          </table:table-cell>
          <table:table-cell table:style-name="ce10" office:value-type="float" office:value="0.0196471" calcext:value-type="float">
            <text:p>0.0196471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0.4125" calcext:value-type="float">
            <text:p>10.4125</text:p>
          </table:table-cell>
          <table:table-cell office:value-type="float" office:value="0.813836" calcext:value-type="float">
            <text:p>0.81383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0.5321" calcext:value-type="float">
            <text:p>10.5321</text:p>
          </table:table-cell>
          <table:table-cell office:value-type="float" office:value="1.95858" calcext:value-type="float">
            <text:p>1.9585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KAZE</text:p>
          </table:table-cell>
          <table:table-cell table:style-name="ce11" office:value-type="string" calcext:value-type="string">
            <text:p>ORB</text:p>
          </table:table-cell>
          <table:table-cell table:style-name="ce11" office:value-type="float" office:value="9.51617" calcext:value-type="float">
            <text:p>9.51617</text:p>
          </table:table-cell>
          <table:table-cell table:style-name="ce11" office:value-type="float" office:value="9.69853" calcext:value-type="float">
            <text:p>9.69853</text:p>
          </table:table-cell>
          <table:table-cell table:style-name="ce11" office:value-type="float" office:value="0.182356" calcext:value-type="float">
            <text:p>0.182356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8.97547" calcext:value-type="float">
            <text:p>8.97547</text:p>
          </table:table-cell>
          <table:table-cell office:value-type="float" office:value="0.571112" calcext:value-type="float">
            <text:p>0.57111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9.1427" calcext:value-type="float">
            <text:p>9.1427</text:p>
          </table:table-cell>
          <table:table-cell table:style-name="ce2" office:value-type="float" office:value="0.743893" calcext:value-type="float">
            <text:p>0.743893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17:.E133])" office:value-type="float" office:value="1.14308106470588" calcext:value-type="float">
            <text:p>1.14308106470588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8.7802" calcext:value-type="float">
            <text:p>18.7802</text:p>
          </table:table-cell>
          <table:table-cell office:value-type="float" office:value="6.166" calcext:value-type="float">
            <text:p>6.16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091" calcext:value-type="float">
            <text:p>14.091</text:p>
          </table:table-cell>
          <table:table-cell office:value-type="float" office:value="13.2755" calcext:value-type="float">
            <text:p>13.2755</text:p>
          </table:table-cell>
          <table:table-cell office:value-type="float" office:value="0.815493" calcext:value-type="float">
            <text:p>0.81549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RISK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float" office:value="16.6894" calcext:value-type="float">
            <text:p>16.6894</text:p>
          </table:table-cell>
          <table:table-cell table:style-name="ce12" office:value-type="float" office:value="16.3966" calcext:value-type="float">
            <text:p>16.3966</text:p>
          </table:table-cell>
          <table:table-cell table:style-name="ce12" office:value-type="float" office:value="0.292827" calcext:value-type="float">
            <text:p>0.29282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0.1467" calcext:value-type="float">
            <text:p>20.1467</text:p>
          </table:table-cell>
          <table:table-cell office:value-type="float" office:value="4.23848" calcext:value-type="float">
            <text:p>4.23848</text:p>
          </table:table-cell>
          <table:table-cell office:value-type="float" office:value="6" calcext:value-type="float">
            <text:p>6</text:p>
          </table:table-cell>
          <table:table-cell table:number-columns-repeated="39"/>
          <table:table-cell table:style-name="ce7" table:number-columns-repeated="979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9.9254" calcext:value-type="float">
            <text:p>19.9254</text:p>
          </table:table-cell>
          <table:table-cell office:value-type="float" office:value="7.24672" calcext:value-type="float">
            <text:p>7.2467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8.2074" calcext:value-type="float">
            <text:p>18.2074</text:p>
          </table:table-cell>
          <table:table-cell office:value-type="float" office:value="6.22308" calcext:value-type="float">
            <text:p>6.2230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6.9607" calcext:value-type="float">
            <text:p>16.9607</text:p>
          </table:table-cell>
          <table:table-cell office:value-type="float" office:value="3.83656" calcext:value-type="float">
            <text:p>3.8365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4.5576" calcext:value-type="float">
            <text:p>14.5576</text:p>
          </table:table-cell>
          <table:table-cell office:value-type="float" office:value="1.53346" calcext:value-type="float">
            <text:p>1.53346</text:p>
          </table:table-cell>
          <table:table-cell office:value-type="float" office:value="10" calcext:value-type="float">
            <text:p>10</text:p>
          </table:table-cell>
          <table:table-cell table:number-columns-repeated="39"/>
          <table:table-cell table:style-name="ce10" table:number-columns-repeated="979"/>
        </table:table-row>
        <table:table-row table:style-name="ro1">
          <table:table-cell table:style-name="ce13" office:value-type="string" calcext:value-type="string">
            <text:p>BRISK</text:p>
          </table:table-cell>
          <table:table-cell table:style-name="ce13" office:value-type="string" calcext:value-type="string">
            <text:p>ORB</text:p>
          </table:table-cell>
          <table:table-cell table:style-name="ce13" office:value-type="float" office:value="11.1746" calcext:value-type="float">
            <text:p>11.1746</text:p>
          </table:table-cell>
          <table:table-cell table:style-name="ce13" office:value-type="float" office:value="11.3267" calcext:value-type="float">
            <text:p>11.3267</text:p>
          </table:table-cell>
          <table:table-cell table:style-name="ce13" office:value-type="float" office:value="0.15201" calcext:value-type="float">
            <text:p>0.1520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0.508659" calcext:value-type="float">
            <text:p>0.50865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3844" calcext:value-type="float">
            <text:p>11.3844</text:p>
          </table:table-cell>
          <table:table-cell office:value-type="float" office:value="2.42461" calcext:value-type="float">
            <text:p>2.4246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1.8035" calcext:value-type="float">
            <text:p>11.8035</text:p>
          </table:table-cell>
          <table:table-cell office:value-type="float" office:value="1.83914" calcext:value-type="float">
            <text:p>1.8391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2.7655" calcext:value-type="float">
            <text:p>12.7655</text:p>
          </table:table-cell>
          <table:table-cell office:value-type="float" office:value="3.16692" calcext:value-type="float">
            <text:p>3.1669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2.64286" calcext:value-type="float">
            <text:p>2.6428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1.5484" calcext:value-type="float">
            <text:p>11.5484</text:p>
          </table:table-cell>
          <table:table-cell office:value-type="float" office:value="2.03224" calcext:value-type="float">
            <text:p>2.0322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0.2454" calcext:value-type="float">
            <text:p>10.2454</text:p>
          </table:table-cell>
          <table:table-cell office:value-type="float" office:value="0.698814" calcext:value-type="float">
            <text:p>0.69881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11.2957" calcext:value-type="float">
            <text:p>11.2957</text:p>
          </table:table-cell>
          <table:table-cell table:style-name="ce2" office:value-type="float" office:value="2.89694" calcext:value-type="float">
            <text:p>2.89694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34:.E150])" office:value-type="float" office:value="2.74793017647059" calcext:value-type="float">
            <text:p>2.74793017647059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0.5966" calcext:value-type="float">
            <text:p>10.5966</text:p>
          </table:table-cell>
          <table:table-cell office:value-type="float" office:value="2.01763" calcext:value-type="float">
            <text:p>2.0176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.091" calcext:value-type="float">
            <text:p>14.091</text:p>
          </table:table-cell>
          <table:table-cell office:value-type="float" office:value="12.6239" calcext:value-type="float">
            <text:p>12.6239</text:p>
          </table:table-cell>
          <table:table-cell office:value-type="float" office:value="1.46712" calcext:value-type="float">
            <text:p>1.4671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3.871" calcext:value-type="float">
            <text:p>13.871</text:p>
          </table:table-cell>
          <table:table-cell office:value-type="float" office:value="2.8184" calcext:value-type="float">
            <text:p>2.818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32.168" calcext:value-type="float">
            <text:p>32.168</text:p>
          </table:table-cell>
          <table:table-cell office:value-type="float" office:value="16.2597" calcext:value-type="float">
            <text:p>16.259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FAST</text:p>
          </table:table-cell>
          <table:table-cell table:style-name="ce14" office:value-type="string" calcext:value-type="string">
            <text:p>ORB</text:p>
          </table:table-cell>
          <table:table-cell table:style-name="ce14" office:value-type="float" office:value="12.6787" calcext:value-type="float">
            <text:p>12.6787</text:p>
          </table:table-cell>
          <table:table-cell table:style-name="ce14" office:value-type="float" office:value="12.7186" calcext:value-type="float">
            <text:p>12.7186</text:p>
          </table:table-cell>
          <table:table-cell table:style-name="ce14" office:value-type="float" office:value="0.0398715" calcext:value-type="float">
            <text:p>0.0398715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2.7282" calcext:value-type="float">
            <text:p>12.7282</text:p>
          </table:table-cell>
          <table:table-cell office:value-type="float" office:value="0.743885" calcext:value-type="float">
            <text:p>0.74388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2.0404" calcext:value-type="float">
            <text:p>12.0404</text:p>
          </table:table-cell>
          <table:table-cell office:value-type="float" office:value="1.08369" calcext:value-type="float">
            <text:p>1.0836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1.8068" calcext:value-type="float">
            <text:p>11.8068</text:p>
          </table:table-cell>
          <table:table-cell office:value-type="float" office:value="1.21732" calcext:value-type="float">
            <text:p>1.2173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2.38514" calcext:value-type="float">
            <text:p>2.3851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3.7238" calcext:value-type="float">
            <text:p>13.7238</text:p>
          </table:table-cell>
          <table:table-cell office:value-type="float" office:value="0.91521" calcext:value-type="float">
            <text:p>0.9152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4787" calcext:value-type="float">
            <text:p>11.4787</text:p>
          </table:table-cell>
          <table:table-cell office:value-type="float" office:value="2.51896" calcext:value-type="float">
            <text:p>2.5189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2.511" calcext:value-type="float">
            <text:p>12.511</text:p>
          </table:table-cell>
          <table:table-cell office:value-type="float" office:value="2.5466" calcext:value-type="float">
            <text:p>2.5466</text:p>
          </table:table-cell>
          <table:table-cell office:value-type="float" office:value="14" calcext:value-type="float">
            <text:p>14</text:p>
          </table:table-cell>
          <table:table-cell table:number-columns-repeated="39"/>
          <table:table-cell table:style-name="ce16" table:number-columns-repeated="979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1.2847" calcext:value-type="float">
            <text:p>11.2847</text:p>
          </table:table-cell>
          <table:table-cell office:value-type="float" office:value="1.6861" calcext:value-type="float">
            <text:p>1.686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0.5244" calcext:value-type="float">
            <text:p>10.5244</text:p>
          </table:table-cell>
          <table:table-cell office:value-type="float" office:value="1.95083" calcext:value-type="float">
            <text:p>1.9508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1.7538" calcext:value-type="float">
            <text:p>11.7538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FAST</text:p>
          </table:table-cell>
          <table:table-cell table:style-name="ce15" office:value-type="string" calcext:value-type="string">
            <text:p>ORB</text:p>
          </table:table-cell>
          <table:table-cell table:style-name="ce15" office:value-type="float" office:value="9.54658" calcext:value-type="float">
            <text:p>9.54658</text:p>
          </table:table-cell>
          <table:table-cell table:style-name="ce15" office:value-type="float" office:value="9.80578" calcext:value-type="float">
            <text:p>9.80578</text:p>
          </table:table-cell>
          <table:table-cell table:style-name="ce15" office:value-type="float" office:value="0.2592" calcext:value-type="float">
            <text:p>0.2592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11.7502" calcext:value-type="float">
            <text:p>11.7502</text:p>
          </table:table-cell>
          <table:table-cell table:style-name="ce2" office:value-type="float" office:value="3.35142" calcext:value-type="float">
            <text:p>3.35142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51:.E167])" office:value-type="float" office:value="2.55874861764706" calcext:value-type="float">
            <text:p>2.55874861764706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1.6061" calcext:value-type="float">
            <text:p>1.606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1.3951" calcext:value-type="float">
            <text:p>11.3951</text:p>
          </table:table-cell>
          <table:table-cell office:value-type="float" office:value="5.29424" calcext:value-type="float">
            <text:p>5.2942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34.1473" calcext:value-type="float">
            <text:p>34.1473</text:p>
          </table:table-cell>
          <table:table-cell office:value-type="float" office:value="18.239" calcext:value-type="float">
            <text:p>18.23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3.6217" calcext:value-type="float">
            <text:p>13.6217</text:p>
          </table:table-cell>
          <table:table-cell office:value-type="float" office:value="0.942989" calcext:value-type="float">
            <text:p>0.94298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3.497" calcext:value-type="float">
            <text:p>13.497</text:p>
          </table:table-cell>
          <table:table-cell office:value-type="float" office:value="1.51263" calcext:value-type="float">
            <text:p>1.51263</text:p>
          </table:table-cell>
          <table:table-cell office:value-type="float" office:value="8" calcext:value-type="float">
            <text:p>8</text:p>
          </table:table-cell>
          <table:table-cell table:number-columns-repeated="39"/>
          <table:table-cell table:style-name="ce4" table:number-columns-repeated="979"/>
        </table:table-row>
        <table:table-row table:style-name="ro1"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ORB</text:p>
          </table:table-cell>
          <table:table-cell table:style-name="ce3" office:value-type="float" office:value="13.1241" calcext:value-type="float">
            <text:p>13.1241</text:p>
          </table:table-cell>
          <table:table-cell table:style-name="ce3" office:value-type="float" office:value="13.5704" calcext:value-type="float">
            <text:p>13.5704</text:p>
          </table:table-cell>
          <table:table-cell table:style-name="ce3" office:value-type="float" office:value="0.446298" calcext:value-type="float">
            <text:p>0.44629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1.2142" calcext:value-type="float">
            <text:p>11.2142</text:p>
          </table:table-cell>
          <table:table-cell office:value-type="float" office:value="1.59438" calcext:value-type="float">
            <text:p>1.5943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2.73503" calcext:value-type="float">
            <text:p>2.7350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3.4095" calcext:value-type="float">
            <text:p>13.4095</text:p>
          </table:table-cell>
          <table:table-cell office:value-type="float" office:value="3.44511" calcext:value-type="float">
            <text:p>3.4451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5.66097" calcext:value-type="float">
            <text:p>5.66097</text:p>
          </table:table-cell>
          <table:table-cell office:value-type="float" office:value="3.93766" calcext:value-type="float">
            <text:p>3.9376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6.71705" calcext:value-type="float">
            <text:p>6.71705</text:p>
          </table:table-cell>
          <table:table-cell office:value-type="float" office:value="2.79912" calcext:value-type="float">
            <text:p>2.79912</text:p>
          </table:table-cell>
          <table:table-cell office:value-type="float" office:value="17" calcext:value-type="float">
            <text:p>17</text:p>
          </table:table-cell>
          <table:table-cell table:number-columns-repeated="39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9.54658" calcext:value-type="float">
            <text:p>9.54658</text:p>
          </table:table-cell>
          <table:table-cell table:style-name="ce2" office:value-type="float" office:value="12.5848" calcext:value-type="float">
            <text:p>12.5848</text:p>
          </table:table-cell>
          <table:table-cell table:style-name="ce2" office:value-type="float" office:value="3.03826" calcext:value-type="float">
            <text:p>3.03826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table:formula="of:=AVERAGE([.E168:.E179])" office:value-type="float" office:value="3.79923475" calcext:value-type="float">
            <text:p>3.79923475</text:p>
          </table:table-cell>
          <table:table-cell table:style-name="ce2" table:number-columns-repeated="1016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1.86311" calcext:value-type="float">
            <text:p>1.8631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4.091" calcext:value-type="float">
            <text:p>14.091</text:p>
          </table:table-cell>
          <table:table-cell office:value-type="float" office:value="16.6755" calcext:value-type="float">
            <text:p>16.6755</text:p>
          </table:table-cell>
          <table:table-cell office:value-type="float" office:value="2.58448" calcext:value-type="float">
            <text:p>2.5844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21.651" calcext:value-type="float">
            <text:p>21.651</text:p>
          </table:table-cell>
          <table:table-cell office:value-type="float" office:value="4.9616" calcext:value-type="float">
            <text:p>4.961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50.6064" calcext:value-type="float">
            <text:p>50.6064</text:p>
          </table:table-cell>
          <table:table-cell office:value-type="float" office:value="34.6982" calcext:value-type="float">
            <text:p>34.698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32.002" calcext:value-type="float">
            <text:p>32.002</text:p>
          </table:table-cell>
          <table:table-cell office:value-type="float" office:value="19.3232" calcext:value-type="float">
            <text:p>19.323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9504" calcext:value-type="float">
            <text:p>19504</text:p>
          </table:table-cell>
          <table:table-cell office:value-type="float" office:value="19492" calcext:value-type="float">
            <text:p>1949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0.6652" calcext:value-type="float">
            <text:p>10.6652</text:p>
          </table:table-cell>
          <table:table-cell office:value-type="float" office:value="2.45892" calcext:value-type="float">
            <text:p>2.4589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41.212" calcext:value-type="float">
            <text:p>141.212</text:p>
          </table:table-cell>
          <table:table-cell office:value-type="float" office:value="128.188" calcext:value-type="float">
            <text:p>128.18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6.9407" calcext:value-type="float">
            <text:p>16.9407</text:p>
          </table:table-cell>
          <table:table-cell office:value-type="float" office:value="5.76607" calcext:value-type="float">
            <text:p>5.7660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9.15809" calcext:value-type="float">
            <text:p>9.15809</text:p>
          </table:table-cell>
          <table:table-cell office:value-type="float" office:value="3.65051" calcext:value-type="float">
            <text:p>3.6505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6.0409" calcext:value-type="float">
            <text:p>26.0409</text:p>
          </table:table-cell>
          <table:table-cell office:value-type="float" office:value="17.0811" calcext:value-type="float">
            <text:p>17.081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9.45481" calcext:value-type="float">
            <text:p>9.45481</text:p>
          </table:table-cell>
          <table:table-cell office:value-type="float" office:value="0.509578" calcext:value-type="float">
            <text:p>0.50957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2" table:style-name="ce16" office:value-type="string" calcext:value-type="string">
            <text:p>ORB</text:p>
          </table:table-cell>
          <table:table-cell table:style-name="ce16" office:value-type="float" office:value="9.59863" calcext:value-type="float">
            <text:p>9.59863</text:p>
          </table:table-cell>
          <table:table-cell table:style-name="ce16" office:value-type="float" office:value="9.63066" calcext:value-type="float">
            <text:p>9.63066</text:p>
          </table:table-cell>
          <table:table-cell table:style-name="ce16" office:value-type="float" office:value="0.0320324" calcext:value-type="float">
            <text:p>0.0320324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2.9444" calcext:value-type="float">
            <text:p>12.9444</text:p>
          </table:table-cell>
          <table:table-cell office:value-type="float" office:value="4.37087" calcext:value-type="float">
            <text:p>4.3708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0.4631" calcext:value-type="float">
            <text:p>10.4631</text:p>
          </table:table-cell>
          <table:table-cell office:value-type="float" office:value="0.946931" calcext:value-type="float">
            <text:p>0.94693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6.6667" calcext:value-type="float">
            <text:p>16.6667</text:p>
          </table:table-cell>
          <table:table-cell office:value-type="float" office:value="7.12015" calcext:value-type="float">
            <text:p>7.1201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ORB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30.2685" calcext:value-type="float">
            <text:p>30.2685</text:p>
          </table:table-cell>
          <table:table-cell table:style-name="ce2" office:value-type="float" office:value="21.8697" calcext:value-type="float">
            <text:p>21.8697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80:.E196])" office:value-type="float" office:value="1161.61320302353" calcext:value-type="float">
            <text:p>1161.61320302353</text:p>
          </table:table-cell>
          <table:table-cell table:style-name="ce2" table:number-columns-repeated="1016"/>
        </table:table-row>
        <table:table-row table:style-name="ro1">
          <table:table-cell table:style-name="ce17" office:value-type="string" calcext:value-type="string">
            <text:p>SHITOMASI</text:p>
          </table:table-cell>
          <table:table-cell table:style-name="ce17" office:value-type="string" calcext:value-type="string">
            <text:p>ORB</text:p>
          </table:table-cell>
          <table:table-cell table:style-name="ce17" office:value-type="float" office:value="12.6142" calcext:value-type="float">
            <text:p>12.6142</text:p>
          </table:table-cell>
          <table:table-cell table:style-name="ce17" office:value-type="float" office:value="12.439" calcext:value-type="float">
            <text:p>12.439</text:p>
          </table:table-cell>
          <table:table-cell table:style-name="ce17" office:value-type="float" office:value="0.175234" calcext:value-type="float">
            <text:p>0.175234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9"/>
          <table:table-cell table:style-name="ce15" table:number-columns-repeated="979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.091" calcext:value-type="float">
            <text:p>14.091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1.87795" calcext:value-type="float">
            <text:p>1.8779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2.8595" calcext:value-type="float">
            <text:p>12.8595</text:p>
          </table:table-cell>
          <table:table-cell office:value-type="float" office:value="3.82988" calcext:value-type="float">
            <text:p>3.8298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2.1368" calcext:value-type="float">
            <text:p>12.1368</text:p>
          </table:table-cell>
          <table:table-cell office:value-type="float" office:value="3.77144" calcext:value-type="float">
            <text:p>3.7714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0.994545" calcext:value-type="float">
            <text:p>0.99454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SHITOMASI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float" office:value="11.9844" calcext:value-type="float">
            <text:p>11.9844</text:p>
          </table:table-cell>
          <table:table-cell table:style-name="ce18" office:value-type="float" office:value="11.9741" calcext:value-type="float">
            <text:p>11.9741</text:p>
          </table:table-cell>
          <table:table-cell table:style-name="ce18" office:value-type="float" office:value="0.010265" calcext:value-type="float">
            <text:p>0.01026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2.3793" calcext:value-type="float">
            <text:p>12.3793</text:p>
          </table:table-cell>
          <table:table-cell office:value-type="float" office:value="0.744804" calcext:value-type="float">
            <text:p>0.74480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1.3267" calcext:value-type="float">
            <text:p>11.3267</text:p>
          </table:table-cell>
          <table:table-cell office:value-type="float" office:value="1.69741" calcext:value-type="float">
            <text:p>1.6974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3.6447" calcext:value-type="float">
            <text:p>13.6447</text:p>
          </table:table-cell>
          <table:table-cell office:value-type="float" office:value="2.47001" calcext:value-type="float">
            <text:p>2.47001</text:p>
          </table:table-cell>
          <table:table-cell office:value-type="float" office:value="11" calcext:value-type="float">
            <text:p>11</text:p>
          </table:table-cell>
          <table:table-cell table:number-columns-repeated="39"/>
          <table:table-cell table:style-name="ce19" table:number-columns-repeated="979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.50592" calcext:value-type="float">
            <text:p>1.5059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1.3196" calcext:value-type="float">
            <text:p>11.3196</text:p>
          </table:table-cell>
          <table:table-cell office:value-type="float" office:value="2.35986" calcext:value-type="float">
            <text:p>2.3598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2.41211" calcext:value-type="float">
            <text:p>2.4121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1.5476" calcext:value-type="float">
            <text:p>11.5476</text:p>
          </table:table-cell>
          <table:table-cell office:value-type="float" office:value="1.94897" calcext:value-type="float">
            <text:p>1.948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0.4388" calcext:value-type="float">
            <text:p>10.4388</text:p>
          </table:table-cell>
          <table:table-cell office:value-type="float" office:value="1.86529" calcext:value-type="float">
            <text:p>1.8652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1.6681" calcext:value-type="float">
            <text:p>11.6681</text:p>
          </table:table-cell>
          <table:table-cell office:value-type="float" office:value="2.15188" calcext:value-type="float">
            <text:p>2.1518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0.145439" calcext:value-type="float">
            <text:p>0.14543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float" office:value="8.3988" calcext:value-type="float">
            <text:p>8.3988</text:p>
          </table:table-cell>
          <table:table-cell table:style-name="ce2" office:value-type="float" office:value="7.60063" calcext:value-type="float">
            <text:p>7.60063</text:p>
          </table:table-cell>
          <table:table-cell table:style-name="ce2" office:value-type="float" office:value="0.798178" calcext:value-type="float">
            <text:p>0.798178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table:formula="of:=AVERAGE([.E197:.E213])" office:value-type="float" office:value="1.69171676470588" calcext:value-type="float">
            <text:p>1.69171676470588</text:p>
          </table:table-cell>
          <table:table-cell table:style-name="ce2" table:number-columns-repeated="1016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.A2:Compar.F2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24T00:58:58.762452867</dc:date>
    <meta:editing-duration>PT4M28S</meta:editing-duration>
    <meta:editing-cycles>2</meta:editing-cycles>
    <meta:generator>LibreOffice/6.3.3.2$Linux_X86_64 LibreOffice_project/30$Build-2</meta:generator>
    <meta:document-statistic meta:table-count="1" meta:cell-count="129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6.984cm" svg:height="16.619cm" xlink:href=".." xlink:type="simple" chart:class="chart:bar" chart:style-name="ch1">
        <chart:title svg:x="13.826cm" svg:y="0.498cm" chart:style-name="ch2">
          <text:p>Avg Differnce Time Between Lidar and Camera</text:p>
        </chart:title>
        <chart:subtitle svg:x="17.165cm" svg:y="1.579cm" chart:style-name="ch3">
          <text:p>(less is Better)</text:p>
        </chart:subtitle>
        <chart:legend chart:legend-position="end" svg:x="33.16cm" svg:y="5.271cm" style:legend-expansion="high" chart:style-name="ch4"/>
        <chart:plot-area chart:style-name="ch5" table:cell-range-address="Compar.A18:Compar.B18 Compar.H18:Compar.H18 Compar.A35:Compar.B35 Compar.H35:Compar.H35 Compar.A52:Compar.B52 Compar.H52:Compar.H52 Compar.A65:Compar.B65 Compar.H65:Compar.H65 Compar.A82:Compar.B82 Compar.H82:Compar.H82 Compar.A99:Compar.B99 Compar.H99:Compar.H99 Compar.A116:Compar.B116 Compar.H116:Compar.H116 Compar.A133:Compar.B133 Compar.H133:Compar.H133 Compar.A150:Compar.B150 Compar.H150:Compar.H150 Compar.A167:Compar.B167 Compar.H167:Compar.H167 Compar.A179:Compar.B179 Compar.H179:Compar.H179 Compar.A213:Compar.B213 Compar.H213:Compar.H213" chart:data-source-has-labels="column" svg:x="1.75cm" svg:y="2.594cm" svg:width="30.671cm" svg:height="12.712cm">
          <chartooo:coordinate-region svg:x="2.371cm" svg:y="2.793cm" svg:width="30.05cm" svg:height="12.314cm"/>
          <chart:axis chart:dimension="x" chart:name="primary-x" chart:style-name="ch6">
            <chart:title svg:x="15.517cm" svg:y="15.668cm" chart:style-name="ch7">
              <text:p>Detector/Descriptor</text:p>
            </chart:title>
          </chart:axis>
          <chart:axis chart:dimension="y" chart:name="primary-y" chart:style-name="ch8">
            <chart:title svg:x="0.451cm" svg:y="10.145cm" chart:style-name="ch9">
              <text:p>Difference Time</text:p>
            </chart:title>
            <chart:grid chart:style-name="ch10" chart:class="major"/>
          </chart:axis>
          <chart:series chart:style-name="ch11" chart:values-cell-range-address="Compar.H18:Compar.H18" chart:label-cell-address="Compar.A18:Compar.B18" chart:class="chart:bar">
            <chart:data-point/>
          </chart:series>
          <chart:series chart:style-name="ch12" chart:values-cell-range-address="Compar.H35:Compar.H35" chart:label-cell-address="Compar.A35:Compar.B35" chart:class="chart:bar">
            <chart:data-point/>
          </chart:series>
          <chart:series chart:style-name="ch13" chart:values-cell-range-address="Compar.H52:Compar.H52" chart:label-cell-address="Compar.A52:Compar.B52" chart:class="chart:bar">
            <chart:data-point/>
          </chart:series>
          <chart:series chart:style-name="ch14" chart:values-cell-range-address="Compar.H65:Compar.H65" chart:label-cell-address="Compar.A65:Compar.B65" chart:class="chart:bar">
            <chart:data-point/>
          </chart:series>
          <chart:series chart:style-name="ch15" chart:values-cell-range-address="Compar.H82:Compar.H82" chart:label-cell-address="Compar.A82:Compar.B82" chart:class="chart:bar">
            <chart:data-point/>
          </chart:series>
          <chart:series chart:style-name="ch16" chart:values-cell-range-address="Compar.H99:Compar.H99" chart:label-cell-address="Compar.A99:Compar.B99" chart:class="chart:bar">
            <chart:data-point/>
          </chart:series>
          <chart:series chart:style-name="ch17" chart:values-cell-range-address="Compar.H116:Compar.H116" chart:label-cell-address="Compar.A116:Compar.B116" chart:class="chart:bar">
            <chart:data-point/>
          </chart:series>
          <chart:series chart:style-name="ch18" chart:values-cell-range-address="Compar.H133:Compar.H133" chart:label-cell-address="Compar.A133:Compar.B133" chart:class="chart:bar">
            <chart:data-point/>
          </chart:series>
          <chart:series chart:style-name="ch19" chart:values-cell-range-address="Compar.H150:Compar.H150" chart:label-cell-address="Compar.A150:Compar.B150" chart:class="chart:bar">
            <chart:data-point/>
          </chart:series>
          <chart:series chart:style-name="ch20" chart:values-cell-range-address="Compar.H167:Compar.H167" chart:label-cell-address="Compar.A167:Compar.B167" chart:class="chart:bar">
            <chart:data-point/>
          </chart:series>
          <chart:series chart:style-name="ch21" chart:values-cell-range-address="Compar.H179:Compar.H179" chart:label-cell-address="Compar.A179:Compar.B179" chart:class="chart:bar">
            <chart:data-point/>
          </chart:series>
          <chart:series chart:style-name="ch22" chart:values-cell-range-address="Compar.H213:Compar.H213" chart:label-cell-address="Compar.A213:Compar.B213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KAZE AKAZE</text:p>
                <text:list>
                  <text:list-item>
                    <text:p>AKAZE</text:p>
                  </text:list-item>
                  <text:list-item>
                    <text:p>AKAZE</text:p>
                  </text:list-item>
                </text:list>
                <draw:g>
                  <svg:desc>Compar.A18:Compar.B18</svg:desc>
                </draw:g>
              </table:table-cell>
              <table:table-cell office:value-type="float" office:value="1.20882958823529">
                <text:p>1.20882958823529</text:p>
                <draw:g>
                  <svg:desc>Compar.H18:Compar.H18</svg:desc>
                </draw:g>
              </table:table-cell>
            </table:table-row>
            <table:table-row>
              <table:table-cell office:value-type="string">
                <text:p>BRISK BRIEF</text:p>
                <text:list>
                  <text:list-item>
                    <text:p>BRISK</text:p>
                  </text:list-item>
                  <text:list-item>
                    <text:p>BRIEF</text:p>
                  </text:list-item>
                </text:list>
                <draw:g>
                  <svg:desc>Compar.A35:Compar.B35</svg:desc>
                </draw:g>
              </table:table-cell>
              <table:table-cell office:value-type="float" office:value="2.97975423529412">
                <text:p>2.97975423529412</text:p>
                <draw:g>
                  <svg:desc>Compar.H35:Compar.H35</svg:desc>
                </draw:g>
              </table:table-cell>
            </table:table-row>
            <table:table-row>
              <table:table-cell office:value-type="string">
                <text:p>FAST BRIEF</text:p>
                <text:list>
                  <text:list-item>
                    <text:p>FAST</text:p>
                  </text:list-item>
                  <text:list-item>
                    <text:p>BRIEF</text:p>
                  </text:list-item>
                </text:list>
                <draw:g>
                  <svg:desc>Compar.A52:Compar.B52</svg:desc>
                </draw:g>
              </table:table-cell>
              <table:table-cell office:value-type="float" office:value="1.81823221176471">
                <text:p>1.81823221176471</text:p>
                <draw:g>
                  <svg:desc>Compar.H52:Compar.H52</svg:desc>
                </draw:g>
              </table:table-cell>
            </table:table-row>
            <table:table-row>
              <table:table-cell office:value-type="string">
                <text:p>HARRIS BRIEF</text:p>
                <text:list>
                  <text:list-item>
                    <text:p>HARRIS</text:p>
                  </text:list-item>
                  <text:list-item>
                    <text:p>BRIEF</text:p>
                  </text:list-item>
                </text:list>
                <draw:g>
                  <svg:desc>Compar.A65:Compar.B65</svg:desc>
                </draw:g>
              </table:table-cell>
              <table:table-cell office:value-type="float" office:value="25.3656167692308">
                <text:p>25.3656167692308</text:p>
                <draw:g>
                  <svg:desc>Compar.H65:Compar.H65</svg:desc>
                </draw:g>
              </table:table-cell>
            </table:table-row>
            <table:table-row>
              <table:table-cell office:value-type="string">
                <text:p>ORB BRIEF</text:p>
                <text:list>
                  <text:list-item>
                    <text:p>ORB</text:p>
                  </text:list-item>
                  <text:list-item>
                    <text:p>BRIEF</text:p>
                  </text:list-item>
                </text:list>
                <draw:g>
                  <svg:desc>Compar.A82:Compar.B82</svg:desc>
                </draw:g>
              </table:table-cell>
              <table:table-cell office:value-type="float" office:value="19.7325624117647">
                <text:p>19.7325624117647</text:p>
                <draw:g>
                  <svg:desc>Compar.H82:Compar.H82</svg:desc>
                </draw:g>
              </table:table-cell>
            </table:table-row>
            <table:table-row>
              <table:table-cell office:value-type="string">
                <text:p>SHITOMASI BRIEF</text:p>
                <text:list>
                  <text:list-item>
                    <text:p>SHITOMASI</text:p>
                  </text:list-item>
                  <text:list-item>
                    <text:p>BRIEF</text:p>
                  </text:list-item>
                </text:list>
                <draw:g>
                  <svg:desc>Compar.A99:Compar.B99</svg:desc>
                </draw:g>
              </table:table-cell>
              <table:table-cell office:value-type="float" office:value="2.30568158823529">
                <text:p>2.30568158823529</text:p>
                <draw:g>
                  <svg:desc>Compar.H99:Compar.H99</svg:desc>
                </draw:g>
              </table:table-cell>
            </table:table-row>
            <table:table-row>
              <table:table-cell office:value-type="string">
                <text:p>SIFT BRIEF</text:p>
                <text:list>
                  <text:list-item>
                    <text:p>SIFT</text:p>
                  </text:list-item>
                  <text:list-item>
                    <text:p>BRIEF</text:p>
                  </text:list-item>
                </text:list>
                <draw:g>
                  <svg:desc>Compar.A116:Compar.B116</svg:desc>
                </draw:g>
              </table:table-cell>
              <table:table-cell office:value-type="float" office:value="1.18940541176471">
                <text:p>1.18940541176471</text:p>
                <draw:g>
                  <svg:desc>Compar.H116:Compar.H116</svg:desc>
                </draw:g>
              </table:table-cell>
            </table:table-row>
            <table:table-row>
              <table:table-cell office:value-type="string">
                <text:p>AKAZE ORB</text:p>
                <text:list>
                  <text:list-item>
                    <text:p>AKAZE</text:p>
                  </text:list-item>
                  <text:list-item>
                    <text:p>ORB</text:p>
                  </text:list-item>
                </text:list>
                <draw:g>
                  <svg:desc>Compar.A133:Compar.B133</svg:desc>
                </draw:g>
              </table:table-cell>
              <table:table-cell office:value-type="float" office:value="1.14308106470588">
                <text:p>1.14308106470588</text:p>
                <draw:g>
                  <svg:desc>Compar.H133:Compar.H133</svg:desc>
                </draw:g>
              </table:table-cell>
            </table:table-row>
            <table:table-row>
              <table:table-cell office:value-type="string">
                <text:p>BRISK ORB</text:p>
                <text:list>
                  <text:list-item>
                    <text:p>BRISK</text:p>
                  </text:list-item>
                  <text:list-item>
                    <text:p>ORB</text:p>
                  </text:list-item>
                </text:list>
                <draw:g>
                  <svg:desc>Compar.A150:Compar.B150</svg:desc>
                </draw:g>
              </table:table-cell>
              <table:table-cell office:value-type="float" office:value="2.74793017647059">
                <text:p>2.74793017647059</text:p>
                <draw:g>
                  <svg:desc>Compar.H150:Compar.H150</svg:desc>
                </draw:g>
              </table:table-cell>
            </table:table-row>
            <table:table-row>
              <table:table-cell office:value-type="string">
                <text:p>FAST ORB</text:p>
                <text:list>
                  <text:list-item>
                    <text:p>FAST</text:p>
                  </text:list-item>
                  <text:list-item>
                    <text:p>ORB</text:p>
                  </text:list-item>
                </text:list>
                <draw:g>
                  <svg:desc>Compar.A167:Compar.B167</svg:desc>
                </draw:g>
              </table:table-cell>
              <table:table-cell office:value-type="float" office:value="2.55874861764706">
                <text:p>2.55874861764706</text:p>
                <draw:g>
                  <svg:desc>Compar.H167:Compar.H167</svg:desc>
                </draw:g>
              </table:table-cell>
            </table:table-row>
            <table:table-row>
              <table:table-cell office:value-type="string">
                <text:p>HARRIS ORB</text:p>
                <text:list>
                  <text:list-item>
                    <text:p>HARRIS</text:p>
                  </text:list-item>
                  <text:list-item>
                    <text:p>ORB</text:p>
                  </text:list-item>
                </text:list>
                <draw:g>
                  <svg:desc>Compar.A179:Compar.B179</svg:desc>
                </draw:g>
              </table:table-cell>
              <table:table-cell office:value-type="float" office:value="3.79923475">
                <text:p>3.79923475</text:p>
                <draw:g>
                  <svg:desc>Compar.H179:Compar.H179</svg:desc>
                </draw:g>
              </table:table-cell>
            </table:table-row>
            <table:table-row>
              <table:table-cell office:value-type="string">
                <text:p>SHITOMASI ORB</text:p>
                <text:list>
                  <text:list-item>
                    <text:p>SHITOMASI</text:p>
                  </text:list-item>
                  <text:list-item>
                    <text:p>ORB</text:p>
                  </text:list-item>
                </text:list>
                <draw:g>
                  <svg:desc>Compar.A213:Compar.B213</svg:desc>
                </draw:g>
              </table:table-cell>
              <table:table-cell office:value-type="float" office:value="1.69171676470588">
                <text:p>1.69171676470588</text:p>
                <draw:g>
                  <svg:desc>Compar.H213:Compar.H2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